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8.426cm" fo:margin-left="0.018cm" table:align="left"/>
    </style:style>
    <style:style style:name="Tableau1.A" style:family="table-column">
      <style:table-column-properties style:column-width="1.991cm"/>
    </style:style>
    <style:style style:name="Tableau1.B" style:family="table-column">
      <style:table-column-properties style:column-width="16.434cm"/>
    </style:style>
    <style:style style:name="Tableau1.A1" style:family="table-cell">
      <style:table-cell-properties fo:padding-left="0.173cm" fo:padding-right="0.191cm" fo:padding-top="0cm" fo:padding-bottom="0cm" fo:border="1pt solid #000000" style:writing-mode="lr-tb"/>
    </style:style>
    <style:style style:name="Tableau1.2" style:family="table-row">
      <style:table-row-properties style:min-row-height="0.328cm" style:use-optimal-row-height="false"/>
    </style:style>
    <style:style style:name="Tableau1.A2" style:family="table-cell">
      <style:table-cell-properties fo:padding-left="0.173cm" fo:padding-right="0.191cm" fo:padding-top="0cm" fo:padding-bottom="0cm" fo:border-left="1pt solid #000000" fo:border-right="1pt solid #000000" fo:border-top="1pt solid #000000" fo:border-bottom="0.5pt solid #000000" style:writing-mode="lr-tb"/>
    </style:style>
    <style:style style:name="Tableau1.A3" style:family="table-cell">
      <style:table-cell-properties fo:padding-left="0.173cm" fo:padding-right="0.191cm" fo:padding-top="0cm" fo:padding-bottom="0cm" fo:border-left="1pt solid #000000" fo:border-right="1pt solid #000000" fo:border-top="0.5pt solid #000000" fo:border-bottom="0.5pt solid #000000" style:writing-mode="lr-tb"/>
    </style:style>
    <style:style style:name="P1" style:family="paragraph" style:parent-style-name="Standard">
      <style:paragraph-properties fo:margin-top="0.106cm" fo:margin-bottom="0.106cm" style:contextual-spacing="false" fo:text-align="center" style:justify-single-word="false"/>
      <style:text-properties style:font-name="Liberation Serif"/>
    </style:style>
    <style:style style:name="P2" style:family="paragraph" style:parent-style-name="Standard">
      <style:paragraph-properties fo:margin-top="0cm" fo:margin-bottom="0cm" style:contextual-spacing="false" fo:line-height="100%" fo:orphans="0" fo:widows="0"/>
      <style:text-properties style:font-name="Liberation Serif" fo:font-weight="bold" style:font-weight-asian="bold" style:font-weight-complex="bold"/>
    </style:style>
    <style:style style:name="P3" style:family="paragraph" style:parent-style-name="Text_20_body">
      <style:text-properties style:font-name="Liberation Serif" fo:font-weight="bold" style:font-weight-asian="bold" style:font-weight-complex="bold"/>
    </style:style>
    <style:style style:name="P4" style:family="paragraph" style:parent-style-name="Text_20_body">
      <style:paragraph-properties fo:margin-left="0cm" fo:margin-right="0cm" fo:text-indent="0cm" style:auto-text-indent="false">
        <style:tab-stops/>
      </style:paragraph-properties>
      <style:text-properties style:font-name="Liberation Serif" fo:font-size="13pt" fo:font-weight="bold" style:font-size-asian="13pt" style:font-weight-asian="bold" style:font-size-complex="13pt" style:font-weight-complex="bold"/>
    </style:style>
    <style:style style:name="P5" style:family="paragraph" style:parent-style-name="Text_20_body">
      <style:text-properties style:font-name="Liberation Serif"/>
    </style:style>
    <style:style style:name="P6" style:family="paragraph" style:parent-style-name="Text_20_body">
      <style:paragraph-properties fo:margin-left="0cm" fo:margin-right="0cm" fo:text-indent="0cm" style:auto-text-indent="false">
        <style:tab-stops/>
      </style:paragraph-properties>
      <style:text-properties style:font-name="Liberation Serif"/>
    </style:style>
    <style:style style:name="P7" style:family="paragraph" style:parent-style-name="List_20_Paragraph">
      <style:paragraph-properties fo:margin-left="0cm" fo:margin-right="0cm" fo:text-indent="0cm" style:auto-text-indent="false">
        <style:tab-stops/>
      </style:paragraph-properties>
      <style:text-properties style:font-name="Liberation Serif"/>
    </style:style>
    <style:style style:name="P8" style:family="paragraph" style:parent-style-name="Text_20_body">
      <style:paragraph-properties fo:margin-left="1.656cm" fo:margin-right="0cm" fo:text-indent="0cm" style:auto-text-indent="false">
        <style:tab-stops/>
      </style:paragraph-properties>
      <style:text-properties style:font-name="Liberation Serif"/>
    </style:style>
    <style:style style:name="P9" style:family="paragraph" style:parent-style-name="Standard">
      <style:paragraph-properties fo:line-height="100%"/>
      <style:text-properties style:font-name="Liberation Serif" fo:font-style="italic" style:font-style-asian="italic" style:font-style-complex="italic"/>
    </style:style>
    <style:style style:name="P10" style:family="paragraph" style:parent-style-name="Standard">
      <style:paragraph-properties fo:line-height="100%"/>
      <style:text-properties style:font-name="Liberation Serif"/>
    </style:style>
    <style:style style:name="P11" style:family="paragraph" style:parent-style-name="Standard">
      <style:text-properties style:font-name="Liberation Serif"/>
    </style:style>
    <style:style style:name="P12" style:family="paragraph" style:parent-style-name="Standard">
      <style:text-properties style:font-name="Liberation Serif" fo:font-size="12pt" fo:font-weight="bold" officeooo:paragraph-rsid="0008400c" style:font-size-asian="12pt" style:font-weight-asian="bold" style:font-size-complex="12pt" style:font-weight-complex="bold"/>
    </style:style>
    <style:style style:name="P13" style:family="paragraph" style:parent-style-name="Standard">
      <style:paragraph-properties fo:margin-top="0cm" fo:margin-bottom="0cm" style:contextual-spacing="false" fo:line-height="100%" fo:orphans="0" fo:widows="0"/>
    </style:style>
    <style:style style:name="P14" style:family="paragraph" style:parent-style-name="Standard">
      <style:paragraph-properties fo:line-height="100%"/>
      <style:text-properties officeooo:paragraph-rsid="0008400c"/>
    </style:style>
    <style:style style:name="P15" style:family="paragraph" style:parent-style-name="Text_20_body">
      <style:paragraph-properties fo:margin-left="0cm" fo:margin-right="0cm" fo:text-indent="0cm" style:auto-text-indent="false">
        <style:tab-stops/>
      </style:paragraph-properties>
    </style:style>
    <style:style style:name="P16" style:family="paragraph" style:parent-style-name="Text_20_body">
      <style:paragraph-properties fo:margin-left="0cm" fo:margin-right="0cm" fo:text-indent="0cm" style:auto-text-indent="false">
        <style:tab-stops>
          <style:tab-stop style:position="1.746cm"/>
        </style:tab-stops>
      </style:paragraph-properties>
    </style:style>
    <style:style style:name="P17" style:family="paragraph" style:parent-style-name="Subtitle">
      <style:paragraph-properties fo:break-before="page"/>
    </style:style>
    <style:style style:name="P18" style:family="paragraph" style:parent-style-name="Standard">
      <style:text-properties fo:color="#000000" loext:opacity="100%" style:font-name="Liberation Serif" fo:font-size="12pt" style:font-size-asian="12pt" style:font-size-complex="12pt"/>
    </style:style>
    <style:style style:name="P19" style:family="paragraph" style:parent-style-name="Standard" style:master-page-name="MP0">
      <style:paragraph-properties fo:margin-top="0.106cm" fo:margin-bottom="0.106cm" style:contextual-spacing="false" fo:text-align="center" style:justify-single-word="false" style:page-number="auto" fo:break-before="page"/>
      <style:text-properties style:font-name="Liberation Serif"/>
    </style:style>
    <style:style style:name="P20" style:family="paragraph" style:parent-style-name="Standard" style:list-style-name="L1">
      <style:paragraph-properties fo:line-height="100%"/>
      <style:text-properties style:font-name="Liberation Serif"/>
    </style:style>
    <style:style style:name="P21" style:family="paragraph" style:parent-style-name="Standard" style:list-style-name="L1">
      <style:paragraph-properties fo:line-height="100%"/>
      <style:text-properties style:font-name="Liberation Serif" officeooo:paragraph-rsid="0008400c"/>
    </style:style>
    <style:style style:name="P22" style:family="paragraph" style:parent-style-name="Standard">
      <style:paragraph-properties fo:line-height="100%"/>
      <style:text-properties style:font-name="Liberation Serif" officeooo:rsid="0008400c" officeooo:paragraph-rsid="0008400c"/>
    </style:style>
    <style:style style:name="P23" style:family="paragraph" style:parent-style-name="Text_20_body" style:list-style-name="WWNum2"/>
    <style:style style:name="P24" style:family="paragraph" style:parent-style-name="Text_20_body" style:list-style-name="WWNum2">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style:font-name="Liberation Serif"/>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0870b5" style:font-size-asian="12pt" style:font-size-complex="12pt"/>
    </style:style>
    <style:style style:name="T4" style:family="text">
      <style:text-properties style:font-name="Liberation Serif" fo:font-size="12pt" fo:font-style="italic" style:font-size-asian="12pt" style:font-style-asian="italic" style:font-size-complex="12pt" style:font-style-complex="italic"/>
    </style:style>
    <style:style style:name="T5" style:family="text">
      <style:text-properties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6" style:family="text">
      <style:text-properties style:font-name="Liberation Serif" fo:font-size="12pt" fo:font-weight="bold" style:font-size-asian="12pt" style:font-weight-asian="bold" style:font-size-complex="12pt" style:font-weight-complex="bold"/>
    </style:style>
    <style:style style:name="T7" style:family="text">
      <style:text-properties style:font-name="Liberation Serif" fo:font-size="15pt" style:font-size-asian="15pt" style:font-size-complex="15pt"/>
    </style:style>
    <style:style style:name="T8" style:family="text">
      <style:text-properties style:font-name="Liberation Serif"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9" style:family="text">
      <style:text-properties style:font-name="Liberation Serif" fo:font-weight="bold" style:font-weight-asian="bold" style:font-weight-complex="bold"/>
    </style:style>
    <style:style style:name="T10" style:family="text">
      <style:text-properties style:font-name="Liberation Serif" fo:font-style="italic" style:font-style-asian="italic" style:font-style-complex="italic"/>
    </style:style>
    <style:style style:name="T11" style:family="text">
      <style:text-properties style:font-name="Liberation Serif" style:text-underline-style="solid" style:text-underline-width="auto" style:text-underline-color="font-color" style:text-underline-mode="continuous" style:text-overline-mode="continuous" style:text-line-through-mode="continuous"/>
    </style:style>
    <style:style style:name="T12"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 style:family="text">
      <style:text-properties style:font-name="Liberation Serif" officeooo:rsid="0008400c"/>
    </style:style>
    <style:style style:name="T14" style:family="text">
      <style:text-properties fo:color="#000000" loext:opacity="100%"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5" style:family="text">
      <style:text-properties officeooo:rsid="0008400c"/>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3"><text:span text:style-name="Default_20_Paragraph_20_Font"><text:span text:style-name="T2">NSI Projet, </text:span></text:span><text:span text:style-name="Default_20_Paragraph_20_Font"><text:span text:style-name="T3">lien du github : https://github.com/VolaxYT/CitiesbuilderNSI</text:span></text:span><text:span text:style-name="Default_20_Paragraph_20_Font"><text:span text:style-name="T2"><text:line-break/></text:span></text:span><text:span text:style-name="Default_20_Paragraph_20_Font"><text:span text:style-name="T7">Compte Rendu de groupe</text:span></text:span></text:p>
      <text:p text:style-name="P1"/>
      <text:p text:style-name="P1"/>
      <table:table table:name="Tableau1" table:style-name="Tableau1">
        <table:table-column table:style-name="Tableau1.A"/>
        <table:table-column table:style-name="Tableau1.B"/>
        <table:table-row>
          <table:table-cell table:style-name="Tableau1.A1" table:number-columns-spanned="2" office:value-type="string">
            <text:p text:style-name="P2">Elève du Groupe</text:p>
          </table:table-cell>
          <table:covered-table-cell/>
        </table:table-row>
        <table:table-row table:style-name="Tableau1.2">
          <table:table-cell table:style-name="Tableau1.A2" office:value-type="string">
            <text:p text:style-name="P2">Elève 1</text:p>
          </table:table-cell>
          <table:table-cell table:style-name="Tableau1.A2" office:value-type="string">
            <text:p text:style-name="P13"><text:span text:style-name="Default_20_Paragraph_20_Font"><text:span text:style-name="T4"> Florent Charrier Duval</text:span></text:span></text:p>
          </table:table-cell>
        </table:table-row>
        <table:table-row>
          <table:table-cell table:style-name="Tableau1.A3" office:value-type="string">
            <text:p text:style-name="P2">Elève 2</text:p>
          </table:table-cell>
          <table:table-cell table:style-name="Tableau1.A3" office:value-type="string">
            <text:p text:style-name="P13"><text:span text:style-name="Default_20_Paragraph_20_Font"><text:span text:style-name="T4"> Ambroise Berenger</text:span></text:span></text:p>
          </table:table-cell>
        </table:table-row>
      </table:table>
      <text:p text:style-name="P4"/>
      <text:p text:style-name="P15"><text:span text:style-name="Default_20_Paragraph_20_Font"><text:span text:style-name="T8">Consignes</text:span></text:span></text:p>
      <text:p text:style-name="P15"><text:span text:style-name="Default_20_Paragraph_20_Font"><text:span text:style-name="T1"><text:line-break/>Avant de rendre le code de votre projet, vous veillerez à ce que celui-ci respecte </text:span></text:span><text:span text:style-name="Default_20_Paragraph_20_Font"><text:span text:style-name="T9">les bonnes pratiques</text:span></text:span><text:span text:style-name="Default_20_Paragraph_20_Font"><text:span text:style-name="T1"> python </text:span></text:span><text:span text:style-name="Police_20_par_20_défaut"><text:span text:style-name="T1">(cf. document  « </text:span></text:span><text:span text:style-name="Police_20_par_20_défaut"><text:span text:style-name="T10">Python - les bonnes pratiques.pdf </text:span></text:span><text:span text:style-name="Police_20_par_20_défaut"><text:span text:style-name="T1">»):</text:span></text:span><text:span text:style-name="Default_20_Paragraph_20_Font"><text:span text:style-name="T1">:</text:span></text:span></text:p>
      <text:p text:style-name="P5">- des noms de variables choisies avec soin</text:p>
      <text:p text:style-name="P5">- présence de commentaires et docstrings</text:p>
      <text:p text:style-name="P5">- respect des conventions syntaxiques (notamment les espaces)</text:p>
      <text:p text:style-name="P5"/>
      <text:p text:style-name="P16"><text:span text:style-name="Default_20_Paragraph_20_Font"><text:span text:style-name="T1">Vous rédigerez de plus un </text:span></text:span><text:span text:style-name="Default_20_Paragraph_20_Font"><text:span text:style-name="T9">compte rendu</text:span></text:span><text:span text:style-name="Default_20_Paragraph_20_Font"><text:span text:style-name="T1"> qui comporte </text:span></text:span><text:span text:style-name="Default_20_Paragraph_20_Font"><text:span text:style-name="T11">deux parties</text:span></text:span><text:span text:style-name="Default_20_Paragraph_20_Font"><text:span text:style-name="T1"> : une partie individuelle et une partie collective. <text:line-break/>Dans ce compte rendu, vous préciserez la répartition des tâches dans votre équipe, quelles ont été vos difficultés et ce que vous avez retenu.</text:span></text:span></text:p>
      <text:p text:style-name="P6"/>
      <text:p text:style-name="P5"/>
      <text:list xml:id="list1215540660" text:style-name="WWNum2">
        <text:list-item text:start-value="1">
          <text:p text:style-name="P24">Partie individuelle</text:p>
        </text:list-item>
      </text:list>
      <text:p text:style-name="P8"/>
      <text:p text:style-name="P8">Chaque membre du groupe  rédige un compte rendu individuel en mentionnant :</text:p>
      <text:p text:style-name="P8">- son nom<text:line-break/>- le nom des fonctions / fonctionnalités sur lesquelles il a travaillé</text:p>
      <text:p text:style-name="P8">- ce qu’il a découvert / compris / apprécié au cours de ce projet</text:p>
      <text:p text:style-name="P8">- les difficultés rencontrées, les solutions envisagées, la solution retenue et pourquoi. Vous pouvez ajouter des parties de votre code pour illustrer votre propos.</text:p>
      <text:p text:style-name="P8"/>
      <text:p text:style-name="P8"/>
      <text:p text:style-name="P8"/>
      <text:list xml:id="list121857492505155" text:continue-numbering="true" text:style-name="WWNum2">
        <text:list-item>
          <text:p text:style-name="P23"><text:span text:style-name="Default_20_Paragraph_20_Font"><text:span text:style-name="T9">P</text:span></text:span><text:span text:style-name="Default_20_Paragraph_20_Font"><text:span text:style-name="T12">artie collective </text:span></text:span></text:p>
        </text:list-item>
      </text:list>
      <text:p text:style-name="P3"/>
      <text:p text:style-name="P8">Cette partie fait office de conclusion. Après concertation entre les membres du groupe, vous argumenterez vos réponses, et répondrez aux questions :</text:p>
      <text:p text:style-name="P5"/>
      <text:p text:style-name="P8">- Comment vous êtes-vous organisés ? Comment les taches ont été reparties ? Ce processus vous convient-il ?</text:p>
      <text:p text:style-name="P8">- Que vous a apporté le projet ? <text:s/>Qu’avez-vous appris ? Qu’avez-vous apprécié ?</text:p>
      <text:p text:style-name="P8">- Le travail de groupe a-t-il été source de difficultés ? Sur quels plans ?</text:p>
      <text:p text:style-name="P8">- Le travail de groupe vous a-t-il permis de surmonter des difficultés  ? lesquelles ?</text:p>
      <text:p text:style-name="P5"/>
      <text:p text:style-name="P8">Vous ajouterez dans cette partie</text:p>
      <text:p text:style-name="P8">- Les éventuels retours sur des notions que nous devons revoir en cours, car mal comprises, ou au contraire les notions que vous avez sues réinvestir car vous les maitrisiez</text:p>
      <text:p text:style-name="P8">- Tout autre élément que vous voudriez porter à notre connaissance…</text:p>
      <text:p text:style-name="P8"/>
      <text:p text:style-name="P17"><text:span text:style-name="Default_20_Paragraph_20_Font"><text:span text:style-name="T5">1) COMPTEs RENDUs InDIVIDUELS</text:span></text:span><text:span text:style-name="Default_20_Paragraph_20_Font"><text:span text:style-name="T6"> :</text:span></text:span></text:p>
      <text:p text:style-name="P12">Elève 1 : Ambroise Berenger</text:p>
      <text:p text:style-name="P9">/*** Ajoutez ci-dessous les commentaires individuels de l’élève 1</text:p>
      <text:p text:style-name="P10">Lors de ce projet j’étais en charge de </text:p>
      <text:list xml:id="list747580051" text:style-name="L1">
        <text:list-item>
          <text:p text:style-name="P20">Trait.py</text:p>
        </text:list-item>
        <text:list-item>
          <text:p text:style-name="P20">Rectangle.py</text:p>
        </text:list-item>
        <text:list-item>
          <text:p text:style-name="P20">fenetreBalcon.py</text:p>
        </text:list-item>
        <text:list-item>
          <text:p text:style-name="P20">facade.py</text:p>
        </text:list-item>
        <text:list-item>
          <text:p text:style-name="P20">toit1.py</text:p>
        </text:list-item>
        <text:list-item>
          <text:p text:style-name="P20">couleurAleatoire.py</text:p>
        </text:list-item>
        <text:list-item>
          <text:p text:style-name="P20">immeuble.py</text:p>
        </text:list-item>
        <text:list-item>
          <text:p text:style-name="P20">lampadaire.py</text:p>
        </text:list-item>
        <text:list-item>
          <text:p text:style-name="P20">soleil.py</text:p>
        </text:list-item>
      </text:list>
      <text:p text:style-name="P10"/>
      <text:p text:style-name="P10">J’ai fait le choix de de travailler sur ces fonctions car elles me paraissaient faisable mais en même temps avec un peu de challenge</text:p>
      <text:p text:style-name="P10"/>
      <text:p text:style-name="P10">J’ai découvert / compris que Tkinter et Turtle était des modules vaste <text:s/>et non seulement des modules « bac à sables » comme je le pensais</text:p>
      <text:p text:style-name="P10"/>
      <text:p text:style-name="P10">J’ai eu des problèmes au niveau de lampadaire, calculer la position des lampes en fonction des immeubles et de la taille de la fenêtre était assez compliqué, pareil pour immeuble et fenêtre balcon et plus généralement toutes les fonctions qui se passer de manière autonome.</text:p>
      <text:p text:style-name="P10"><text:line-break/></text:p>
      <text:p text:style-name="P10">J’ai bien aimé ce projet, ça changé des exercices un peu répétitif et j’ai bien aimé aussi travailler en groupe et découvrir de nouveaux modules.</text:p>
      <text:p text:style-name="P11"/>
      <text:p text:style-name="P7"/>
      <text:p text:style-name="Standard"><text:span text:style-name="Default_20_Paragraph_20_Font"><text:span text:style-name="T6">Elève 2 : Florent Charrier Duval</text:span></text:span></text:p>
      <text:p text:style-name="Standard"><text:span text:style-name="Default_20_Paragraph_20_Font"><text:span text:style-name="T10"/></text:span></text:p>
      <text:p text:style-name="P10">Lors de ce projet j’<text:span text:style-name="T15">ai </text:span>ét<text:span text:style-name="T15">é</text:span> en charge de </text:p>
      <text:list xml:id="list121857484813447" text:continue-numbering="true" text:style-name="L1">
        <text:list-item>
          <text:p text:style-name="P20">sol.py</text:p>
        </text:list-item>
        <text:list-item>
          <text:p text:style-name="P20">porte.py</text:p>
        </text:list-item>
        <text:list-item>
          <text:p text:style-name="P20">fenetre.py</text:p>
        </text:list-item>
        <text:list-item>
          <text:p text:style-name="P20">fenetreBalcon.py</text:p>
        </text:list-item>
        <text:list-item>
          <text:p text:style-name="P20">toit2.py</text:p>
        </text:list-item>
        <text:list-item>
          <text:p text:style-name="P20">rdc.py</text:p>
        </text:list-item>
        <text:list-item>
          <text:p text:style-name="P20">etage.py</text:p>
        </text:list-item>
        <text:list-item>
          <text:p text:style-name="P20">toit.py</text:p>
        </text:list-item>
        <text:list-item>
          <text:p text:style-name="P20">rue.py</text:p>
        </text:list-item>
        <text:list-item>
          <text:p text:style-name="P21">param.py</text:p>
        </text:list-item>
        <text:list-item>
          <text:p text:style-name="P21">start.py</text:p>
        </text:list-item>
      </text:list>
      <text:p text:style-name="P10"/>
      <text:p text:style-name="P10"><text:soft-page-break/>J’ai fait le choix de travailler avec Ambroise car <text:span text:style-name="T15">on s</text:span>e comprend et <text:span text:style-name="T15">on </text:span>connaît les outils avec lesquelles nous avons travailler,</text:p>
      <text:p text:style-name="P22">nous utilisons tout les deux Github donc ça nous a permis de nous coordonner et d’échanger notre travail très rapidement.</text:p>
      <text:p text:style-name="P10">J’ai découvert / compris plus de choses sur les modules Tkinter et Turtle que je ne pensais pas si vaste <text:span text:style-name="T15">et je me suis aussi rendu compte qu’on pouvait faire des choses vraiment poussées et complexes avec et qu’au fur et à mesure que je découvre des élements de Tkinter et Turtle plus j’ai des idées que je trouve génial.</text:span></text:p>
      <text:p text:style-name="P14"><text:span text:style-name="T1">J’ai eu des problèmes au niveau de la fermeture des différentes fenêtres étant donné que l’une était gérer par Tkinter et l’autre par Turtle, </text:span><text:span text:style-name="T13">c’est compliqué de fermer une fenêtre quand Turtle est en train de dessiner quelque chose</text:span><text:span text:style-name="T1"> </text:span><text:span text:style-name="T13">donc pour remédier à cela, j’ai créé un « instant drawing » qui permet de dessiner automatiquement toute la rue. À</text:span><text:span text:style-name="T1"> part ça je m’en suis bien sorti.</text:span></text:p>
      <text:p text:style-name="P14"><text:span text:style-name="Default_20_Paragraph_20_Font"><text:span text:style-name="T1">J’ai bien aimé me fixer des objectifs challengeant tout au long de ce projet, </text:span></text:span><text:span text:style-name="Default_20_Paragraph_20_Font"><text:span text:style-name="T13">et avec plaisir continuer le projet pour l’améliorer encore et peut être permettre d’atteindre quelque chose de concluant pour un potentiel concours.</text:span></text:span></text:p>
      <text:p text:style-name="P18"/>
      <text:p text:style-name="Subtitle"><text:span text:style-name="Default_20_Paragraph_20_Font"><text:span text:style-name="T5">2) COMPTE RENDU cOLLECTIf </text:span></text:span><text:span text:style-name="Default_20_Paragraph_20_Font"><text:span text:style-name="T14">:</text:span></text:span></text:p>
      <text:p text:style-name="P11">Lors de ce projet, nous avons pus découvrir en profondeur l’organisation de groupe grâce à des outils comme github. Nous avons aussi pus nous entraidé dans la création de fonctions complexes comme « start.py ». Les fonctions étant simple à faire ont été répartie entre chaque membres.</text:p>
      <text:p text:style-name="P11">Nous sortons de ce projet moins bête, on connait maintenant les modules Tkinter et Turtle mais au-delà du code, le travail d’équipe est devenu moins difficile.</text:p>
      <text:p text:style-name="P11">A<text:span text:style-name="T15">u</text:span> début, le travail de groupe était un peu compliqué puis au bout d’une heure tout était parfait, on s’était accordé et répartit le travail comme il fallait.</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DejaVu Sans" style:font-size-asian="10pt" style:language-asian="en" style:country-asian="US" style:font-style-asian="normal" style:font-weight-asian="normal" style:font-name-complex="DejaVu Sans"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DejaVu Sans" style:font-size-asian="10pt" style:language-asian="en" style:country-asian="US" style:font-style-asian="normal" style:font-weight-asian="normal" style:font-name-complex="DejaVu Sans"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1.866cm" fo:margin-right="0cm" fo:margin-top="0cm" fo:margin-bottom="0cm" style:contextual-spacing="false" fo:line-height="100%" fo:orphans="0" fo:widows="0" fo:hyphenation-ladder-count="no-limit" fo:text-indent="-0.21cm" style:auto-text-indent="false">
        <style:tab-stops/>
      </style:paragraph-properties>
      <style:text-properties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loext:graphic-properties draw:fill="solid" draw:fill-color="#4472c4" draw:opacity="100%"/>
      <style:paragraph-properties fo:margin-top="0cm" fo:margin-bottom="0.423cm" style:contextual-spacing="false" fo:hyphenation-ladder-count="no-limit" fo:background-color="#4472c4" fo:padding="0cm" fo:border="3pt solid #4472c4" style:shadow="none"/>
      <style:text-properties fo:text-transform="uppercase" fo:color="#ffffff" loext:opacity="100%" fo:font-size="12pt" fo:letter-spacing="0.026cm"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loext:graphic-properties draw:fill="solid" draw:fill-color="#d9e2f3" draw:opacity="100%"/>
      <style:paragraph-properties fo:hyphenation-ladder-count="no-limit" fo:background-color="#d9e2f3" fo:padding="0cm" fo:border="3pt solid #d9e2f3" style:shadow="none"/>
      <style:text-properties fo:letter-spacing="0.026cm"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4472c4" fo:border-bottom="none" style:shadow="none"/>
      <style:text-properties fo:text-transform="uppercase" fo:color="#1f3763" loext:opacity="100%" fo:letter-spacing="0.026cm"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hyphenation-ladder-count="no-limit" fo:padding-left="0cm" fo:padding-right="0cm" fo:padding-top="0.071cm" fo:padding-bottom="0cm" fo:border-left="none" fo:border-right="none" fo:border-top="0.74pt dotted #4472c4" fo:border-bottom="none" style:shadow="none"/>
      <style:text-properties fo:text-transform="uppercase" fo:color="#2f5496" loext:opacity="100%" fo:letter-spacing="0.018cm"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4472c4" style:shadow="none"/>
      <style:text-properties fo:text-transform="uppercase" fo:color="#2f5496" loext:opacity="100%" fo:letter-spacing="0.018cm"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dotted #4472c4" style:shadow="none"/>
      <style:text-properties fo:text-transform="uppercase" fo:color="#2f5496" loext:opacity="100%" fo:letter-spacing="0.018cm" fo:hyphenate="false" loext:hyphenation-no-caps="false" loext:hyphenation-no-last-word="false" loext:hyphenation-word-char-count="no-limit" loext:hyphenation-zone="no-limit"/>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hyphenation-ladder-count="no-limit"/>
      <style:text-properties fo:text-transform="uppercase" fo:color="#2f5496" loext:opacity="100%" fo:letter-spacing="0.018cm" fo:hyphenate="false" loext:hyphenation-no-caps="false" loext:hyphenation-no-last-word="false" loext:hyphenation-word-char-count="no-limit" loext:hyphenation-zone="no-limit"/>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false" loext:hyphenation-no-caps="false" loext:hyphenation-no-last-word="false" loext:hyphenation-word-char-count="no-limit" loext:hyphenation-zone="no-limi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next-style-name="Standard" style:class="extra">
      <style:paragraph-properties fo:hyphenation-ladder-count="no-limit"/>
      <style:text-properties fo:color="#2f5496" loext:opacity="100%" fo:font-size="8pt" fo:font-weight="bold" style:font-size-asian="8pt" style:font-weight-asian="bold" style:font-size-complex="8pt" style:font-weight-complex="bold"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Standard" style:next-style-name="Text_20_body" style:class="chapter">
      <style:paragraph-properties fo:margin-top="0cm" fo:margin-bottom="0cm" style:contextual-spacing="false" fo:hyphenation-ladder-count="no-limit"/>
      <style:text-properties fo:text-transform="uppercase" fo:color="#4472c4" loext:opacity="100%" style:font-name="Calibri Light" fo:font-family="'Calibri Light'" style:font-family-generic="swiss" style:font-pitch="variable" fo:font-size="26pt" fo:letter-spacing="0.018cm" style:font-size-asian="26pt" style:font-size-complex="26pt"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Quote" style:family="paragraph" style:parent-style-name="Standard" style:next-style-name="Standard">
      <style:paragraph-properties fo:hyphenation-ladder-count="no-limit"/>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tense_20_Quote" style:display-name="Intense Quote" style:family="paragraph" style:parent-style-name="Standard" style:next-style-name="Standard">
      <style:paragraph-properties fo:margin-left="1.905cm" fo:margin-right="1.905cm" fo:margin-top="0.423cm" fo:margin-bottom="0.423cm" style:contextual-spacing="false" fo:line-height="100%" fo:text-align="center" style:justify-single-word="false" fo:hyphenation-ladder-count="no-limit" fo:text-indent="0cm" style:auto-text-indent="false">
        <style:tab-stops/>
      </style:paragraph-properties>
      <style:text-properties fo:color="#4472c4" loext:opacity="100%" fo:font-size="12pt" style:font-size-asian="12pt" style:font-size-complex="12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1" style:list-style-name="">
      <style:paragraph-properties fo:margin-left="0.76cm" fo:margin-right="0cm" fo:hyphenation-ladder-count="no-limit" fo:text-indent="-0.76cm" style:auto-text-indent="false">
        <style:tab-stops/>
      </style:paragraph-properties>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CodePar" style:family="paragraph" style:parent-style-name="Standard">
      <loext:graphic-properties draw:fill="solid" draw:fill-color="#f2f2f2" draw:opacity="100%"/>
      <style:paragraph-properties fo:margin-left="1cm" fo:margin-right="1.459cm" fo:margin-top="0cm" fo:margin-bottom="0cm" style:contextual-spacing="false" fo:line-height="100%" fo:hyphenation-ladder-count="no-limit" fo:text-indent="0cm" style:auto-text-indent="false" fo:background-color="#f2f2f2" fo:padding-left="0.282cm" fo:padding-right="0.282cm" fo:padding-top="0.106cm" fo:padding-bottom="0.106cm" fo:border="0.74pt solid #be9a9a"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3333" loext:opacity="100%" style:font-name="Consolas" fo:font-family="Consolas" style:font-family-generic="modern" style:font-pitch="fixed" fo:background-color="#f2f2f2"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HTML_20_Preformatted" style:display-name="HTML Preformatted"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fo:hyphenation-ladder-count="no-limit"/>
      <style:text-properties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ffffff" loext:opacity="100%" fo:font-size="12pt" fo:letter-spacing="0.026cm" fo:background-color="#4472c4" style:font-size-asian="12pt" style:font-size-complex="12pt"/>
    </style:style>
    <style:style style:name="Titre_20_2_20_Car" style:display-name="Titre 2 Car" style:family="text" style:parent-style-name="Default_20_Paragraph_20_Font">
      <style:text-properties fo:letter-spacing="0.026cm" fo:background-color="#d9e2f3"/>
    </style:style>
    <style:style style:name="Titre_20_3_20_Car" style:display-name="Titre 3 Car" style:family="text" style:parent-style-name="Default_20_Paragraph_20_Font">
      <style:text-properties fo:text-transform="uppercase" fo:color="#1f3763" loext:opacity="100%" fo:letter-spacing="0.026cm"/>
    </style:style>
    <style:style style:name="Titre_20_4_20_Car" style:display-name="Titre 4 Car" style:family="text" style:parent-style-name="Default_20_Paragraph_20_Font">
      <style:text-properties fo:text-transform="uppercase" fo:color="#2f5496" loext:opacity="100%" fo:letter-spacing="0.018cm"/>
    </style:style>
    <style:style style:name="Titre_20_5_20_Car" style:display-name="Titre 5 Car" style:family="text" style:parent-style-name="Default_20_Paragraph_20_Font">
      <style:text-properties fo:text-transform="uppercase" fo:color="#2f5496" loext:opacity="100%" fo:letter-spacing="0.018cm"/>
    </style:style>
    <style:style style:name="Titre_20_6_20_Car" style:display-name="Titre 6 Car" style:family="text" style:parent-style-name="Default_20_Paragraph_20_Font">
      <style:text-properties fo:text-transform="uppercase" fo:color="#2f5496" loext:opacity="100%" fo:letter-spacing="0.018cm"/>
    </style:style>
    <style:style style:name="Titre_20_7_20_Car" style:display-name="Titre 7 Car" style:family="text" style:parent-style-name="Default_20_Paragraph_20_Font">
      <style:text-properties fo:text-transform="uppercase" fo:color="#2f5496" loext:opacity="100%" fo:letter-spacing="0.018cm"/>
    </style:style>
    <style:style style:name="Titre_20_8_20_Car" style:display-name="Titre 8 Car" style:family="text" style:parent-style-name="Default_20_Paragraph_20_Font">
      <style:text-properties fo:text-transform="uppercase" fo:font-size="9pt" fo:letter-spacing="0.018cm" style:font-size-asian="9pt" style:font-size-complex="9pt"/>
    </style:style>
    <style:style style:name="Titre_20_9_20_Car" style:display-name="Titre 9 C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itre_20_Car" style:display-name="Titre Car" style:family="text" style:parent-style-name="Default_20_Paragraph_20_Font">
      <style:text-properties fo:text-transform="uppercase" fo:color="#4472c4" loext:opacity="100%" style:font-name="Calibri Light" fo:font-family="'Calibri Light'" style:font-family-generic="swiss" style:font-pitch="variable" fo:font-size="26pt" fo:letter-spacing="0.018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ous-titre_20_Car" style:display-name="Sous-titre Car" style:family="text" style:parent-style-name="Default_20_Paragraph_20_Font">
      <style:text-properties fo:text-transform="uppercase" fo:color="#595959" loext:opacity="100%"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1f3763" loext:opacity="100%" fo:letter-spacing="0.009cm"/>
    </style:style>
    <style:style style:name="Citation_20_Car" style:display-name="Citation Car" style:family="text" style:parent-style-name="Default_20_Paragraph_20_Font">
      <style:text-properties fo:font-size="12pt" fo:font-style="italic" style:font-size-asian="12pt" style:font-style-asian="italic" style:font-size-complex="12pt" style:font-style-complex="italic"/>
    </style:style>
    <style:style style:name="Citation_20_intense_20_Car" style:display-name="Citation intense Car" style:family="text" style:parent-style-name="Default_20_Paragraph_20_Font">
      <style:text-properties fo:color="#4472c4" loext:opacity="100%" fo:font-size="12pt" style:font-size-asian="12pt" style:font-size-complex="12pt"/>
    </style:style>
    <style:style style:name="Subtle_20_Emphasis" style:display-name="Subtle Emphasis" style:family="text">
      <style:text-properties fo:color="#1f3763" loext:opacity="100%" fo:font-style="italic" style:font-style-asian="italic" style:font-style-complex="italic"/>
    </style:style>
    <style:style style:name="Intense_20_Emphasis" style:display-name="Intense Emphasis" style:family="text">
      <style:text-properties fo:text-transform="uppercase" fo:color="#1f3763" loext:opacity="100%" fo:letter-spacing="0.018cm" fo:font-weight="bold" style:font-weight-asian="bold" style:font-weight-complex="bold"/>
    </style:style>
    <style:style style:name="Subtle_20_Reference" style:display-name="Subtle Reference" style:family="text">
      <style:text-properties fo:color="#4472c4" loext:opacity="100%" fo:font-weight="bold" style:font-weight-asian="bold" style:font-weight-complex="bold"/>
    </style:style>
    <style:style style:name="Intense_20_Reference" style:display-name="Intense Reference" style:family="text">
      <style:text-properties fo:text-transform="uppercase" fo:color="#4472c4" loext:opacity="100%"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Texte_20_de_20_bulles_20_Car" style:display-name="Texte de bulles C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CodeCar" style:family="text" style:parent-style-name="Default_20_Paragraph_20_Font">
      <style:text-properties fo:color="#538135" loext:opacity="100%"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style:style>
    <style:style style:name="CodeCarEncadre" style:family="text" style:parent-style-name="CodePar_20_Car">
      <style:text-properties fo:color="#553333" loext:opacity="100%" style:font-name="Consolas" fo:font-family="Consolas" style:font-family-generic="modern" style:font-pitch="fixed" fo:background-color="#f3e7e7"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CodePar_20_Car" style:display-name="CodePar Car" style:family="text" style:parent-style-name="Default_20_Paragraph_20_Font">
      <style:text-properties fo:color="#553333" loext:opacity="100%" style:font-name="Consolas" fo:font-family="Consolas" style:font-family-generic="modern" style:font-pitch="fixed" fo:background-color="#f2f2f2"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modern" style:font-pitch="fixed"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versionProfesseur" style:family="text" style:parent-style-name="Default_20_Paragraph_20_Font">
      <style:text-properties fo:color="#ff0000" loext:opacity="100%"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weight="bold" style:font-weight-asian="bold" style:font-weight-complex="bold"/>
    </style:style>
    <style:style style:name="Note_20_de_20_fin_20_Car" style:display-name="Note de fin Car" style:family="text" style:parent-style-name="Default_20_Paragraph_20_Font"/>
    <style:style style:name="Endnote_20_anchor" style:display-name="Endnote anchor" style:family="text">
      <style:text-properties style:text-position="super 65%"/>
    </style:style>
    <style:style style:name="Endnote_20_Symbol" style:display-name="Endnote Symbol" style:family="text" style:parent-style-name="Default_20_Paragraph_20_Font">
      <style:text-properties style:text-position="super 65%"/>
    </style:style>
    <style:style style:name="Note_20_de_20_bas_20_de_20_page_20_Car" style:display-name="Note de bas de page Car" style:family="text" style:parent-style-name="Default_20_Paragraph_20_Font"/>
    <style:style style:name="Footnote_20_anchor" style:display-name="Footnote anchor" style:family="text">
      <style:text-properties style:text-position="super 65%"/>
    </style:style>
    <style:style style:name="Footnote_20_Symbol" style:display-name="Footnote Symbol" style:family="text" style:parent-style-name="Default_20_Paragraph_20_Font">
      <style:text-properties style:text-position="super 65%"/>
    </style:style>
    <style:style style:name="Mention_20_non_20_résolue1" style:display-name="Mention non résolue1" style:family="text" style:parent-style-name="Default_20_Paragraph_20_Font">
      <style:text-properties fo:color="#605e5c" loext:opacity="100%" fo:background-color="#e1dfd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token" style:family="text" style:parent-style-name="Default_20_Paragraph_20_Font"/>
    <style:style style:name="Corps_20_de_20_texte_20_Car" style:display-name="Corps de texte C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roman" style:font-pitch-complex="variable" style:font-charset-complex="x-symbol"/>
    </style:style>
    <style:style style:name="ListLabel_20_20" style:display-name="ListLabel 20" style:family="text">
      <style:text-properties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Liberation Serif" fo:font-family="'Liberation Serif'"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2.926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3.56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635cm" fo:margin-left="4.196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4.831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635cm" fo:margin-left="5.466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35cm" fo:margin-left="6.101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6.73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635cm" fo:margin-left="7.37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635cm" fo:margin-left="8.0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6LVL1" loext:num-list-format="%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7LVL1" loext:num-list-format="%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8LVL1" loext:num-list-format="%1%"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number text:level="2" loext:num-list-format="%1%.%2%" style:num-format="1" text:display-levels="2">
        <style:list-level-properties text:list-level-position-and-space-mode="label-alignment">
          <style:list-level-label-alignment text:label-followed-by="listtab" fo:text-indent="-0.635cm" fo:margin-left="3.254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635cm" fo:margin-left="3.889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4.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635cm" fo:margin-left="5.15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35cm" fo:margin-left="5.79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6.429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635cm" fo:margin-left="7.06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635cm" fo:margin-left="7.6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9LVL1" loext:num-list-format="%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loext:num-list-format="%1%.%2%" style:num-format="1"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635cm" fo:margin-left="3.789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4.4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635cm" fo:margin-left="5.059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35cm" fo:margin-left="5.69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6.329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635cm" fo:margin-left="6.96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635cm" fo:margin-left="7.5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initial-creator>Emmanuel Durand</meta:initial-creator>
    <meta:creation-date>2023-01-10T10:44:00Z</meta:creation-date>
    <dc:date>2023-01-10T12:18:55.946000000</dc:date>
    <meta:editing-cycles>4</meta:editing-cycles>
    <meta:editing-duration>PT20M49S</meta:editing-duration>
    <meta:document-statistic meta:table-count="1" meta:image-count="0" meta:object-count="0" meta:page-count="3" meta:paragraph-count="66" meta:word-count="831" meta:character-count="4877" meta:non-whitespace-character-count="412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